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towWebSocketHandlerAdapter.onError( WebSocketChannel channel , Throwab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HandlerAdapter.toMessage( Type type , T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dertowWebSocketHandlerAdapter.UndertowWebSocketHandlerAdapter( Undertow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WebSocketHandlerAdapter.onFullTextMessage( WebSocketChannel channel , Buffered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HandlerAdapter.onFullCloseMessage( WebSocketChannel channel , BufferedBina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WebSocketHandlerAdapter.onFullPongMessage( WebSocketChannel channel , BufferedBina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WebSocketHandlerAdapter.onFullBinaryMessage( WebSocketChannel channel , BufferedBina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